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égünk 2002 óta foglakozik a szilárd hulladékok kezelésének és feldolgozásának gépi eszközeivel.</text:p>
      <text:p text:style-name="Standard">Tevékenységi körünk kiterjed a mechanikai hulladék kezelés szinte valamennyi részterületére, a gyűjtéstől, a szelektáláson át az aprításig. </text:p>
      <text:p text:style-name="Standard">Foglalkozunk vízszintes és függőleges bálázógépek, hulladékprések, aprítógépek, ballisztikus szeparátorok, légszeparátorok, optikai válogatók, sík- és dobrosták, szállítószalagok, mágnes- és örvényáramú szeparátorok, komplett feldolgozó technológiák telepítésével, karbantartásával, javításával és állapotfelügyeletével.</text:p>
      <text:p text:style-name="Standard">Munkatársaink szakképzettsége lehetővé teszi az elektromos, hidraulikus és mechanikus javítások, felújítások elvégzését, így az adott berendezés teljes körű szervizelését meg tudjuk oldani.</text:p>
      <text:p text:style-name="Standard">A szokásos karbantartási-javítási feladatok elvégzése mellett a legmodernebb állapotfelügyeleti mérések is el tudjuk végezni. A meghibásodások előre jelzésével a váratlan események által okozott leállások száma és időtartama lényegesen lecsökkenthető, ami a javítási és az állásidő okozta költségek drasztikus csökkenésében jelenik meg. </text:p>
      <text:p text:style-name="Standard">Rendelkezünk a sérült tengelyek helyszíni – kiszerelés nélküli – javításához szükséges technológiával, ami szintén a költségek és az állásidő minimálisra redukálását segíti elő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ttila László</meta:initial-creator>
    <meta:creation-date>2021-05-17T18:32:11.34</meta:creation-date>
    <meta:document-statistic meta:table-count="0" meta:image-count="0" meta:object-count="0" meta:page-count="1" meta:paragraph-count="6" meta:word-count="143" meta:character-count="1259"/>
    <dc:date>2021-05-17T18:56:08.23</dc:date>
    <dc:creator>Attila László</dc:creator>
    <meta:editing-duration>PT8M36S</meta:editing-duration>
    <meta:editing-cycles>1</meta:editing-cycles>
    <meta:generator>OpenOffice/4.1.6$Win32 OpenOffice.org_project/416m1$Build-9790</meta:generator>
  </office:meta>
</office:document-meta>
</file>